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7"/>
        <table:table-column table:style-name="co2" table:number-columns-repeated="4" table:default-cell-style-name="ce8"/>
        <table:table-column table:style-name="co3" table:default-cell-style-name="ce8"/>
        <table:table-column table:style-name="co2" table:number-columns-repeated="3" table:default-cell-style-name="ce8"/>
        <table:table-row table:style-name="ro1">
          <table:table-cell office:value-type="string" calcext:value-type="string">
            <text:p>letter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AB</text:p>
          </table:table-cell>
          <table:table-cell table:style-name="ce7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7333984375" calcext:value-type="float">
            <text:p>0.73339843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38037109375" calcext:value-type="float">
            <text:p>0.380371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8037109375" calcext:value-type="float">
            <text:p>0.380371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-1" calcext:value-type="float">
            <text:p>-1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8037109375" calcext:value-type="float">
            <text:p>0.38037109375</text:p>
          </table:table-cell>
          <table:table-cell table:style-name="ce9" office:value-type="float" office:value="0.01611328125" calcext:value-type="float">
            <text:p>0.01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9697265625" calcext:value-type="float">
            <text:p>0.9697265625</text:p>
          </table:table-cell>
          <table:table-cell table:style-name="ce9" office:value-type="float" office:value="0.0341796875" calcext:value-type="float">
            <text:p>0.0341796875</text:p>
          </table:table-cell>
          <table:table-cell table:style-name="ce9" office:value-type="float" office:value="0.01611328125" calcext:value-type="float">
            <text:p>0.01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-1" calcext:value-type="float">
            <text:p>-1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2:57:51.215163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18:50.528640872</dc:date>
    <meta:editing-duration>PT3M42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